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Latin Modern Roman"/>
    </style:style>
    <style:style style:name="P2" style:family="paragraph" style:parent-style-name="Standard">
      <style:text-properties style:font-name="Latin Modern Roman" officeooo:rsid="0022ef6b" officeooo:paragraph-rsid="002585b3" style:font-name-complex="Latin Modern Roman"/>
    </style:style>
    <style:style style:name="P3" style:family="paragraph" style:parent-style-name="Standard">
      <style:paragraph-properties>
        <style:tab-stops>
          <style:tab-stop style:position="7.325cm"/>
        </style:tab-stops>
      </style:paragraph-properties>
      <style:text-properties style:font-name="Latin Modern Roman" officeooo:rsid="0023b5e6" officeooo:paragraph-rsid="0023b5e6" style:font-name-complex="Latin Modern Roman"/>
    </style:style>
    <style:style style:name="P4" style:family="paragraph" style:parent-style-name="Standard" style:master-page-name="">
      <style:paragraph-properties fo:margin-top="0cm" fo:margin-bottom="0.3cm" loext:contextual-spacing="false" style:page-number="auto"/>
      <style:text-properties style:font-name="Latin Modern Roman" officeooo:rsid="002212c5" officeooo:paragraph-rsid="002212c5"/>
    </style:style>
    <style:style style:name="P5" style:family="paragraph" style:parent-style-name="Quotations">
      <style:text-properties style:font-name="Samanata" style:font-name-complex="Samanata"/>
    </style:style>
    <style:style style:name="P6" style:family="paragraph" style:parent-style-name="Quotations">
      <style:paragraph-properties fo:margin-top="0cm" fo:margin-bottom="0.101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23b5e6" style:font-size-asian="12pt" style:font-name-complex="Samanata" style:font-size-complex="12pt"/>
    </style:style>
    <style:style style:name="P7" style:family="paragraph" style:parent-style-name="Quotations">
      <style:paragraph-properties fo:margin-top="0cm" fo:margin-bottom="0.101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2ac73a" style:font-size-asian="12pt" style:font-name-complex="Samanata" style:font-size-complex="12pt"/>
    </style:style>
    <style:style style:name="P8" style:family="paragraph" style:parent-style-name="Quotations">
      <style:paragraph-properties fo:margin-top="0cm" fo:margin-bottom="0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2ac73a" style:font-size-asian="12pt" style:font-name-complex="Samanata" style:font-size-complex="12pt"/>
    </style:style>
    <style:style style:name="P9" style:family="paragraph" style:parent-style-name="Standard">
      <style:paragraph-properties fo:margin-top="0.3cm" fo:margin-bottom="0cm" loext:contextual-spacing="false"/>
      <style:text-properties style:font-name="Latin Modern Roman" officeooo:rsid="0023b5e6" officeooo:paragraph-rsid="0022ef6b" style:font-name-complex="Latin Modern Roman"/>
    </style:style>
    <style:style style:name="T1" style:family="text">
      <style:text-properties fo:color="#ce181e"/>
    </style:style>
    <style:style style:name="T2" style:family="text">
      <style:text-properties fo:color="#ce181e" style:font-name="Samanata" style:font-name-complex="Samanata"/>
    </style:style>
    <style:style style:name="T3" style:family="text">
      <style:text-properties fo:color="#ce181e" style:font-name="Samanata" officeooo:rsid="002585b3" style:font-name-complex="Samanata"/>
    </style:style>
    <style:style style:name="T4" style:family="text">
      <style:text-properties style:font-name="Samanata" officeooo:rsid="002585b3" style:font-name-complex="Samanata"/>
    </style:style>
    <style:style style:name="T5" style:family="text">
      <style:text-properties officeooo:rsid="0023b5e6"/>
    </style:style>
    <style:style style:name="T6" style:family="text">
      <style:text-properties style:font-name="Latin Modern Roman" officeooo:rsid="002585b3" style:font-name-complex="Latin Modern Roman"/>
    </style:style>
    <style:style style:name="T7" style:family="text">
      <style:text-properties style:font-name="Latin Modern Roman" officeooo:rsid="002585b3" style:font-name-complex="Samanata"/>
    </style:style>
    <style:style style:name="T8" style:family="text">
      <style:text-properties officeooo:rsid="002585b3"/>
    </style:style>
    <style:style style:name="T9" style:family="text">
      <style:text-properties style:use-window-font-color="true" style:font-name="Latin Modern Roman" officeooo:rsid="002585b3" style:font-name-complex="Latin Modern Roman"/>
    </style:style>
    <style:style style:name="T10" style:family="text">
      <style:text-properties style:use-window-font-color="true" style:font-name="Samanata" style:font-name-complex="Samanata"/>
    </style:style>
    <style:style style:name="T11" style:family="text">
      <style:text-properties officeooo:rsid="00277e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 <text:span text:style-name="T5">2</text:span> – Sutka <text:span text:style-name="T11">9:113</text:span></text:p>
      <text:p text:style-name="P8">शर्यणावति सोममिन्द्रः पिबतु वर्त्रहा | </text:p>
      <text:p text:style-name="P8">बलं दधान आत्मनि करिष्यन वीर्यं महदिन्द्रायेन्दो परि सरव || १ ||</text:p>
      <text:p text:style-name="P8">आ पवस्व दिशां पत आर्जीकात सोम मीढ्वः | </text:p>
      <text:p text:style-name="P8">रतवाकेन सत्येन शरद्धया तपसा सुत इन्द्रायेन्दो परि सरव || २ ||</text:p>
      <text:p text:style-name="P8">पर्जन्यव्र्द्धं महिषं तं सूर्यस्य दुहिताभरत | </text:p>
      <text:p text:style-name="P8">तं गन्धर्वाः परत्यग्र्भ्णन तं सोमे रसमादधुरिन्द्रायेन्दोपरि सरव || ३ ||</text:p>
      <text:p text:style-name="P8">रतं वदन्न्र्तद्युम्न सत्यं वदन <text:span text:style-name="T1">सत्य</text:span>कर्मन | </text:p>
      <text:p text:style-name="P8">शरद्धां वदन सोम राजन धात्रा सोम परिष्क्र्त इन्द्रायेन्दो परि सरव || ४ ||</text:p>
      <text:p text:style-name="P8">सत्यमुग्रस्य बर्हतः सं सरवन्ति संस्रवाः | </text:p>
      <text:p text:style-name="P8">सं यन्ति रसिनो रसाः पुनानो बरह्मणा हर इन्द्रायेन्दो परि सरव || ५ ||</text:p>
      <text:p text:style-name="P7">यत्र बरह्मा पवमान छन्दस्यां वाचं वदन | </text:p>
      <text:p text:style-name="P4">Padapatha for sloka <text:span text:style-name="T5">4</text:span>:</text:p>
      <text:p text:style-name="P5">ऋतम् | वदन् | ऋत-द्युम्न | सत्यम् | वदन् | <text:span text:style-name="T1">सत्य</text:span>-कर्मन् | श्रद्धाम् | वदन् | सोम | राजन् | धात्रा | सोम | परि-कृत | इन्द्राय | इन्दो इति | परि | स्रव</text:p>
      <text:p text:style-name="P2">Interpretation: <text:span text:style-name="T2">सत्य</text:span><text:span text:style-name="T10">-कर्मन्</text:span> is <text:span text:style-name="T8">a compound word made up of </text:span><text:span text:style-name="T3">सत्य</text:span><text:span text:style-name="T9"> and </text:span><text:span text:style-name="T4">कर्मन्</text:span><text:span text:style-name="T6"> (“action”). The whole word is an attribute of </text:span><text:span text:style-name="T7">इन्द्र</text:span> → “<text:span text:style-name="T8">Indra, [whose] actions [are]</text:span> <text:span text:style-name="T1">satya</text:span>”</text:p>
      <text:p text:style-name="P9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margin-top="0cm" fo:margin-bottom="0.499cm" loext:contextual-spacing="false" fo:text-align="center" style:justify-single-word="false"/>
      <style:text-properties style:font-name="Lato Light" fo:font-family="'Lato Light'" style:font-style-name="Bold" style:font-pitch="variable" fo:font-size="1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27:27.068349999</meta:creation-date>
    <meta:generator>LibreOffice/6.0.6.2$Linux_X86_64 LibreOffice_project/00m0$Build-2</meta:generator>
    <dc:date>2018-12-07T22:11:52.091907093</dc:date>
    <meta:editing-duration>PT25M20S</meta:editing-duration>
    <meta:editing-cycles>6</meta:editing-cycles>
    <meta:document-statistic meta:table-count="0" meta:image-count="0" meta:object-count="0" meta:page-count="1" meta:paragraph-count="15" meta:word-count="165" meta:character-count="649" meta:non-whitespace-character-count="492"/>
  </office:meta>
</office:document-meta>
</file>